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Heebo" svg:font-family="Heebo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85231" officeooo:paragraph-rsid="00085231" style:font-size-asian="16pt" style:font-size-complex="16pt"/>
    </style:style>
    <style:style style:name="P2" style:family="paragraph" style:parent-style-name="Standard">
      <style:text-properties fo:font-size="16pt" officeooo:rsid="0008c8ae" officeooo:paragraph-rsid="0008c8ae" style:font-size-asian="16pt" style:font-size-complex="16pt"/>
    </style:style>
    <style:style style:name="T1" style:family="text">
      <style:text-properties fo:font-size="18pt" officeooo:rsid="00085231" style:font-size-asian="18pt" style:font-size-complex="18pt"/>
    </style:style>
    <style:style style:name="T2" style:family="text">
      <style:text-properties officeooo:rsid="000920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EnviaAtestado</text:span></text:p>
      <text:p text:style-name="Standard"/>
      <text:p text:style-name="Standard"/>
      <text:p text:style-name="Standard"/>
      <text:p text:style-name="P1">Após entendermos os problemas presentes no IF Sudeste MG – Campus Rio Pomba, ao que tange em caso de adoecimento de um discente, suas dificuldades em protocolar seu atestado comprovando impossibilidade de presença durante dias letivos, criamos o “EnviaAtestado”, uma aplicação onde o aluno será capaz por meio de alguns campos, se identificar e enviar seu atestado médico para secretaria responsável.<text:line-break/>Isso vai evitar que dificuldades com prazos apertados, necessidade de assinaturas físicas e até mesmo problemas de logística afetem a execução de tal processo.</text:p>
      <text:p text:style-name="P1"/>
      <text:p text:style-name="P1">Segundo o regimento interno do campus :”De acordo com o Regimento interno do Campus, a solicitação para prova de segunda chamada deverá ser feita pelo discente ou pais/responsáveis de discente menor de 18 anos, mediante requerimento formalizado na Secretaria de Graduação, juntamente com o documento que justifique a ausência nos casos supracitados, até 05 (cinco) dias úteis após a data da avaliação perdida ou do prazo estabelecido pelo atestado.”</text:p>
      <text:p text:style-name="P2"/>
      <text:p text:style-name="P2">O envio de atestados médico pelo app, reduz a burocracia das assinaturas , as mesmas podem ser conseguidas pelo SOU.GOV . <text:s/>O Processo fica atumatizado, fácil acesso aos alunos e armazenamento fácil dos dados sem exigir um grande volume de papel para <text:span text:style-name="T2">tal processo administrativ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Heebo" svg:font-family="Heebo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Estilo_20_padrão_20_de_20_desenho" style:display-name="Estilo padrão de desenho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o_20_sem_20_preenchimento" style:display-name="Objeto sem preenchimento" style:family="paragraph" style:parent-style-name="Estilo_20_padrão_20_de_20_desenho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Estilo_20_padrão_20_de_20_desenho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do_20_documento_20_A4" style:display-name="Título do documento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Título_20_A4" style:display-name="Título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ítulo_20_do_20_documento_20_A0" style:display-name="Título do documento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Título_20_A0" style:display-name="Título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Formas" style:family="paragraph" style:parent-style-name="Figur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Preenchi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zul" style:display-name="Preenchido azul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de" style:display-name="Preenchido verde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melho" style:display-name="Preenchido vermelho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marelo" style:display-name="Preenchido amarelo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zul" style:display-name="Contorno azul" style:family="paragraph" style:parent-style-name="Contorn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de" style:display-name="Contorno verde" style:family="paragraph" style:parent-style-name="Contorn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melho" style:display-name="Contorno vermelho" style:family="paragraph" style:parent-style-name="Contorn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marelo" style:display-name="Contorno amarelo" style:family="paragraph" style:parent-style-name="Contorn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has" style:family="paragraph" style:parent-style-name="Figure">
      <style:text-properties style:font-name="Liberation Sans" fo:font-family="'Liberation Sans'" style:font-family-generic="roman" style:font-pitch="variable" fo:font-size="18pt" style:font-size-asian="18pt"/>
    </style:style>
    <style:style style:name="Linhas_20_com_20_setas" style:display-name="Linhas com setas" style:family="paragraph" style:parent-style-name="Linhas">
      <style:text-properties style:font-name="Liberation Sans" fo:font-family="'Liberation Sans'" style:font-family-generic="roman" style:font-pitch="variable" fo:font-size="18pt" style:font-size-asian="18pt"/>
    </style:style>
    <style:style style:name="Linhas_20_tracejadas" style:display-name="Linhas tracejadas" style:family="paragraph" style:parent-style-name="Linha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4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ópicos_20_1" style:display-name="Tópicos 1" style:family="paragraph">
      <style:paragraph-properties fo:margin-top="0.4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ópicos_20_2" style:display-name="Tópicos 2" style:family="paragraph" style:parent-style-name="Tópicos_20_1">
      <style:paragraph-properties fo:margin-top="0.4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ópicos_20_3" style:display-name="Tópicos 3" style:family="paragraph" style:parent-style-name="Tópicos_20_2">
      <style:paragraph-properties fo:margin-top="0.3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4" style:display-name="Tópicos 4" style:family="paragraph" style:parent-style-name="Tópicos_20_3">
      <style:paragraph-properties fo:margin-top="0.1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5" style:display-name="Tópicos 5" style:family="paragraph" style:parent-style-name="Tópicos_20_4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6" style:display-name="Tópicos 6" style:family="paragraph" style:parent-style-name="Tópicos_20_5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7" style:display-name="Tópicos 7" style:family="paragraph" style:parent-style-name="Tópicos_20_6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8" style:display-name="Tópicos 8" style:family="paragraph" style:parent-style-name="Tópicos_20_7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9" style:display-name="Tópicos 9" style:family="paragraph" style:parent-style-name="Tópicos_20_8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1T10:08:14.005000000</meta:creation-date>
    <dc:date>2024-08-21T10:38:51.359000000</dc:date>
    <meta:editing-duration>PT7M46S</meta:editing-duration>
    <meta:editing-cycles>1</meta:editing-cycles>
    <meta:document-statistic meta:table-count="0" meta:image-count="0" meta:object-count="0" meta:page-count="1" meta:paragraph-count="4" meta:word-count="199" meta:character-count="1305" meta:non-whitespace-character-count="1103"/>
    <meta:generator>LibreOffice/24.2.4.2$Windows_X86_64 LibreOffice_project/51a6219feb6075d9a4c46691dcfe0cd9c4fff3c2</meta:generator>
  </office:meta>
</office:document-meta>
</file>